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Standard">
      <style:text-properties officeooo:rsid="000b4110" officeooo:paragraph-rsid="000b4110"/>
    </style:style>
    <style:style style:name="P2" style:family="paragraph" style:parent-style-name="Standard">
      <style:text-properties officeooo:rsid="000b4110" officeooo:paragraph-rsid="000c1d18"/>
    </style:style>
    <style:style style:name="P3" style:family="paragraph" style:parent-style-name="Standard">
      <style:text-properties officeooo:rsid="000da670" officeooo:paragraph-rsid="000da670"/>
    </style:style>
    <style:style style:name="P4" style:family="paragraph" style:parent-style-name="Standard">
      <style:text-properties fo:font-style="italic" officeooo:rsid="000da670" officeooo:paragraph-rsid="000da670" style:font-style-asian="italic" style:font-style-complex="italic"/>
    </style:style>
    <style:style style:name="P5" style:family="paragraph" style:parent-style-name="Standard">
      <style:text-properties fo:font-style="italic" officeooo:rsid="000dbd8c" officeooo:paragraph-rsid="000dbd8c" style:font-style-asian="italic" style:font-style-complex="italic"/>
    </style:style>
    <style:style style:name="P6" style:family="paragraph" style:parent-style-name="Standard">
      <style:text-properties officeooo:rsid="000dbd8c" officeooo:paragraph-rsid="000dbd8c"/>
    </style:style>
    <style:style style:name="P7" style:family="paragraph" style:parent-style-name="Standard">
      <style:text-properties officeooo:rsid="001117bc" officeooo:paragraph-rsid="001117bc"/>
    </style:style>
    <style:style style:name="P8" style:family="paragraph" style:parent-style-name="Standard">
      <style:text-properties officeooo:rsid="001b349e" officeooo:paragraph-rsid="001117bc"/>
    </style:style>
    <style:style style:name="P9" style:family="paragraph" style:parent-style-name="Standard">
      <style:text-properties officeooo:rsid="001117bc" officeooo:paragraph-rsid="001117bc" fo:background-color="#fff200"/>
    </style:style>
    <style:style style:name="P10" style:family="paragraph" style:parent-style-name="Standard">
      <style:text-properties officeooo:rsid="00133203" officeooo:paragraph-rsid="00133203" fo:background-color="#fff200"/>
    </style:style>
    <style:style style:name="P11" style:family="paragraph" style:parent-style-name="Standard">
      <style:text-properties officeooo:rsid="00133203" officeooo:paragraph-rsid="00133203"/>
    </style:style>
    <style:style style:name="P12" style:family="paragraph" style:parent-style-name="Standard">
      <style:paragraph-properties fo:break-before="page"/>
      <style:text-properties officeooo:rsid="001117bc" officeooo:paragraph-rsid="001117bc"/>
    </style:style>
    <style:style style:name="P13" style:family="paragraph" style:parent-style-name="Standard">
      <style:paragraph-properties fo:margin-left="0.4925in" fo:margin-right="0in" fo:text-indent="0in" style:auto-text-indent="false"/>
      <style:text-properties officeooo:rsid="00133203" officeooo:paragraph-rsid="00133203"/>
    </style:style>
    <style:style style:name="P14" style:family="paragraph" style:parent-style-name="Standard">
      <style:paragraph-properties fo:margin-left="0.4925in" fo:margin-right="0in" fo:text-indent="0in" style:auto-text-indent="false"/>
      <style:text-properties officeooo:rsid="00143070" officeooo:paragraph-rsid="00143070"/>
    </style:style>
    <style:style style:name="P15" style:family="paragraph" style:parent-style-name="Standard">
      <style:paragraph-properties fo:margin-left="0in" fo:margin-right="0in" fo:text-indent="0in" style:auto-text-indent="false"/>
      <style:text-properties officeooo:rsid="00133203" officeooo:paragraph-rsid="00133203"/>
    </style:style>
    <style:style style:name="P16" style:family="paragraph" style:parent-style-name="Standard">
      <style:paragraph-properties fo:margin-left="0in" fo:margin-right="0in" fo:text-indent="0in" style:auto-text-indent="false"/>
      <style:text-properties style:text-line-through-style="solid" style:text-line-through-type="single" officeooo:rsid="00133203" officeooo:paragraph-rsid="00133203"/>
    </style:style>
    <style:style style:name="P17" style:family="paragraph" style:parent-style-name="Standard">
      <style:paragraph-properties fo:margin-left="0in" fo:margin-right="0in" fo:text-indent="0in" style:auto-text-indent="false"/>
      <style:text-properties officeooo:rsid="00133203" officeooo:paragraph-rsid="00133203"/>
    </style:style>
    <style:style style:name="T1" style:family="text">
      <style:text-properties officeooo:rsid="000c1d18"/>
    </style:style>
    <style:style style:name="T2" style:family="text">
      <style:text-properties fo:font-style="normal" style:font-style-asian="normal" style:font-style-complex="normal"/>
    </style:style>
    <style:style style:name="T3" style:family="text">
      <style:text-properties officeooo:rsid="000f97f8"/>
    </style:style>
    <style:style style:name="T4" style:family="text">
      <style:text-properties officeooo:rsid="00142fa9"/>
    </style:style>
    <style:style style:name="T5" style:family="text">
      <style:text-properties officeooo:rsid="0014307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ave and restore world state to scroll through time </text:p>
      <text:p text:style-name="P8"/>
      <text:p text:style-name="P8">so how do I write code that edits world state?</text:p>
      <text:p text:style-name="P8">I want to apply a single tick, and then be able to roll the tick back,</text:p>
      <text:p text:style-name="P8">but maybe I’ll need to change the code? And then what?</text:p>
      <text:p text:style-name="P8"/>
      <text:p text:style-name="P8">こんにちわ</text:p>
      <text:p text:style-name="P1"/>
      <text:p text:style-name="P1"/>
      <text:p text:style-name="P1"/>
      <text:p text:style-name="P1">Why do I need a separate “true timeline”?</text:p>
      <text:p text:style-name="P1"/>
      <text:p text:style-name="P1">When is the true end detected?</text:p>
      <text:p text:style-name="P1"><text:tab/>When the update fiber finishes</text:p>
      <text:p text:style-name="P1">What if you reload the same code when @ the true end?</text:p>
      <text:p text:style-name="P1"><text:tab/>Should still be on the final turn, so no turns can be taken.</text:p>
      <text:p text:style-name="P1"><text:tab/>Should skip over all code in the the update fiber, and return to the true end.</text:p>
      <text:p text:style-name="P1">What if </text:p>
      <text:p text:style-name="P1"/>
      <text:p text:style-name="P1"/>
      <text:p text:style-name="P1">Can you kill a fiber? Can we use that as the mechanism to tell the threads to be updated on load, etc?</text:p>
      <text:p text:style-name="P1"/>
      <text:p text:style-name="P2">If Fiber can die, do you need to store values like @regenerate_update_thread​ ? What do we do on load?</text:p>
      <text:p text:style-name="P2"><text:span text:style-name="T1"><text:tab/>True timeline → load → true timeline / good timeline</text:span> </text:p>
      <text:p text:style-name="P2"/>
      <text:p text:style-name="P2"/>
      <text:p text:style-name="P2"/>
      <text:p text:style-name="P2"><text:tab/></text:p>
      <text:p text:style-name="P3">What happens when TurnCounter hits the end, but the Fiber is reloaded?</text:p>
      <text:p text:style-name="P3">We should expect all turns to be skipped, and that the TurnCounter will not be incremented.</text:p>
      <text:p text:style-name="P3"/>
      <text:p text:style-name="P4">Only “turn” blocks with numbers &gt;= the current count will advance the TurnCounter.</text:p>
      <text:p text:style-name="P4">The count should be 1 greater than the maximum declared count,</text:p>
      <text:p text:style-name="P4">therefore, no blocks should run.</text:p>
      <text:p text:style-name="P4">Only the final yield at the end will run, and the :end signal will be passed to Loader.</text:p>
      <text:p text:style-name="P4"><text:span text:style-name="T2"/></text:p>
      <text:p text:style-name="P4"><text:span text:style-name="T2"/></text:p>
      <text:p text:style-name="P2"/>
      <text:p text:style-name="P2"/>
      <text:p text:style-name="P6">If you update the code, and make it so the final turn is earlier than before, the program will just pause wherever it currently is, and declare that timepoint to be the “true ending.”</text:p>
      <text:p text:style-name="P6"/>
      <text:p text:style-name="P6">ex)<text:tab/>Final turn is turn 100 <text:s text:c="2"/>–update--&gt; <text:s text:c="2"/>Final turn is turn 20</text:p>
      <text:p text:style-name="P5"><text:tab/><text:span text:style-name="T2">say that TurnCounter = 30 when the update happens,</text:span></text:p>
      <text:p text:style-name="P5"><text:span text:style-name="T2"><text:tab/>then even though the final turn is supposed to be 20, it will read “30”</text:span></text:p>
      <text:p text:style-name="P5"><text:span text:style-name="T2"/></text:p>
      <text:p text:style-name="P5"><text:span text:style-name="T2">not sure there’s any way to deal with this inconsistency, other than restarting the program.</text:span></text:p>
      <text:p text:style-name="P6"/>
      <text:p text:style-name="P6"/>
      <text:p text:style-name="P6"/>
      <text:p text:style-name="P6"/>
      <text:p text:style-name="P6">look at turn counter vs index number</text:p>
      <text:p text:style-name="P6"><text:tab/><text:span text:style-name="T3">it’s fine</text:span></text:p>
      <text:p text:style-name="P12">What happens if you want to completely re-run the program?</text:p>
      <text:p text:style-name="P9">How would you forecast everything, starting from state 0?</text:p>
      <text:p text:style-name="P7"/>
      <text:p text:style-name="P7">If you don’t need forecasting, you could very well just restart the program. But what if you do? Then what?</text:p>
      <text:p text:style-name="P7"/>
      <text:p text:style-name="P11">Consider <text:span text:style-name="T4">forecasting</text:span> in the context of needing to replay user input, and not just the context of <text:span text:style-name="T4">modeling changes to code.</text:span></text:p>
      <text:p text:style-name="P11"/>
      <text:p text:style-name="P11">Maybe this is ok, as long as we don’t <text:span text:style-name="T4">respond to</text:span> user input until turn 1?</text:p>
      <text:p text:style-name="P11"/>
      <text:p text:style-name="P11"/>
      <text:p text:style-name="P11"/>
      <text:p text:style-name="P11"/>
      <text:p text:style-name="P11"/>
      <text:p text:style-name="P10">TODO: show alpha timeline while forecasting</text:p>
      <text:p text:style-name="P11"/>
      <text:p text:style-name="P10">TODO: use turn counter during #draw and figure out how to get timetraveling when an error happens in the middle of the draw phase.</text:p>
      <text:p text:style-name="P11"/>
      <text:p text:style-name="P13">Want to show a partially drawn state, and be able to go back in time and show the events that led up to it.</text:p>
      <text:p text:style-name="P13"/>
      <text:p text:style-name="P13">Want to show the exact turn number in the terminal where the problem happened, so I can try and pin down the error.</text:p>
      <text:p text:style-name="P13"/>
      <text:p text:style-name="P15"/>
      <text:p text:style-name="P15">FIXME: don't jump to end of timeline when forecasting fixes a future error, but if you step forward at the end of a forecasted timeline, you need to move into the final state of the cache, and not whatever state you were in when time travel started.</text:p>
      <text:p text:style-name="P15"/>
      <text:p text:style-name="P15"/>
      <text:p text:style-name="P15"/>
      <text:p text:style-name="P14">1 control variable in body: version<text:line-break/>3 different code paths: 1, 2, and 3<text:line-break/><text:line-break/>start with v1, go all the way to the end, and start to time travel backwards</text:p>
      <text:p text:style-name="P14"/>
      <text:p text:style-name="P13"><text:s text:c="2"/>1) <text:s text:c="2"/>pause before end of execution</text:p>
      <text:p text:style-name="P13"><text:s text:c="2"/>2) <text:s text:c="2"/>time travel backwards</text:p>
      <text:p text:style-name="P13"><text:s text:c="2"/>3) <text:s text:c="2"/>reload code to cause error at future timepoint</text:p>
      <text:p text:style-name="P13"><text:s text:c="2"/>4) <text:s text:c="2"/>=&gt; forecasting error</text:p>
      <text:p text:style-name="P13"><text:s text:c="2"/>5) <text:s text:c="2"/>reload code to fix error</text:p>
      <text:p text:style-name="P13"><text:s text:c="2"/>6) <text:s text:c="2"/>=&gt; good timeline</text:p>
      <text:p text:style-name="P13"><text:s text:c="2"/>7) <text:s text:c="2"/>roll forward in time</text:p>
      <text:p text:style-name="P13"><text:s text:c="2"/>8) <text:s text:c="2"/>step forward out of time travel mode and return to paused state</text:p>
      <text:p text:style-name="P13"><text:s text:c="2"/>9) <text:s text:c="2"/>step forward out of paused state and resume execution</text:p>
      <text:p text:style-name="P13"/>
      <text:p text:style-name="P13"/>
      <text:p text:style-name="P13"/>
      <text:p text:style-name="P13"/>
      <text:p text:style-name="P13">steps above are insufficient for repro</text:p>
      <text:p text:style-name="P13"><text:s text:c="2"/></text:p>
      <text:p text:style-name="P13"><text:soft-page-break/>need to use some code where things actually change visually from t=0 to t=100</text:p>
      <text:p text:style-name="P13">with current code, I can't tell what's happening.</text:p>
      <text:p text:style-name="P13"/>
      <text:p text:style-name="P13">switch between original code - linear movement</text:p>
      <text:p text:style-name="P13">and new code - exponential movement</text:p>
      <text:p text:style-name="P13">in order to check that the correct state is being used after time travel ends</text:p>
      <text:p text:style-name="P13"/>
      <text:p text:style-name="P13"/>
      <text:p text:style-name="P13"/>
      <text:p text:style-name="P13">want to...</text:p>
      <text:p text:style-name="P13">+ be able to visualize mulitple possible futures along the same time course</text:p>
      <text:p text:style-name="P13">+ forecast a future state, travel forward from the point of forecasting, and arrive at that new future</text:p>
      <text:p text:style-name="P13">+ prevent stepping into a timestream that ends in a paradox</text:p>
      <text:p text:style-name="P13">+ see the series of states leading up to the error in the graphics window</text:p>
      <text:p text:style-name="P13">+ see the exact turn that caused the error in the terminal</text:p>
      <text:p text:style-name="P13"/>
      <text:p text:style-name="P13"/>
      <text:p text:style-name="P13"/>
      <text:p text:style-name="P15">TODO: test degenerate time traveling case - trying to forecast, but at the timepoint where you paused (check for true ending as well)</text:p>
      <text:p text:style-name="P15"/>
      <text:p text:style-name="P15"/>
      <text:p text:style-name="P16">FIXME: update fiber is coming up dead on forecast</text:p>
      <text:p text:style-name="P15"/>
      <text:p text:style-name="P13">pause execution</text:p>
      <text:p text:style-name="P13">go back in time</text:p>
      <text:p text:style-name="P13">change code to cause an execption at future timepoint</text:p>
      <text:p text:style-name="P13">=&gt; forecast error</text:p>
      <text:p text:style-name="P13">load new code that fixes the error</text:p>
      <text:p text:style-name="P13">=&gt; update fiber is dead</text:p>
      <text:p text:style-name="P13"/>
      <text:p text:style-name="P14">Update fiber used in Loader needs to be set to nil when starting the forecast, otherwise the old Fiber will be used. That Fiber has already completed its work, and thus is dead.</text:p>
      <text:p text:style-name="P13"/>
      <text:p text:style-name="P13"/>
      <text:p text:style-name="P15"><text:span text:style-name="T5">FIXME:</text:span> sometimes when forecasting, you wind up in a state where multiple points in history have the same turn number.</text:p>
      <text:p text:style-name="P15"/>
      <text:p text:style-name="P13">solution:</text:p>
      <text:p text:style-name="P13">make sure to load a fresh state from history to populate @history_cache</text:p>
      <text:p text:style-name="P13">otherwise, you will insert the same object at multiple points in the array, and then when that object is updated, it will result in a really weird @history_cache</text:p>
      <text:p text:style-name="P13"><text:tab/>The cache is populated based on the turn number of a state when it is added.</text:p>
      <text:p text:style-name="P13"><text:tab/>The system has no way of knowing if the state's turn number (or other variables) change while in the cache. However, it is just assumed they will not change. If they do end up changing, it will cause errors.</text:p>
      <text:p text:style-name="P13"><text:tab/></text:p>
      <text:p text:style-name="P15"/>
      <text:p text:style-name="P15">NOTE: off by one error: system does not appear to run update fiber, nor draw fiber, in the first frame. Notice that the data tha gets saved is completely blank. Is this the expected behavior? Why or why not?</text:p>
      <text:p text:style-name="P15"/>
      <text:p text:style-name="P13">Also, why is the turn counter always @i + 1 ? Is that the expected behavior? Explain.</text:p>
      <text:p text:style-name="P15"><text:soft-page-break/></text:p>
      <text:p text:style-name="P15">TODO: consider starting on turn 1, as turn 0 is the inital st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ja" style:country-asian="JP"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JP Regular" style:font-size-asian="10.5pt" style:language-asian="ja" style:country-asian="JP"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Ko</meta:initial-creator>
    <meta:creation-date>2018-08-03T22:12:49.739326416</meta:creation-date>
    <dc:date>2018-08-05T21:29:04.291492592</dc:date>
    <dc:creator>Jason Ko</dc:creator>
    <meta:editing-duration>PT41S</meta:editing-duration>
    <meta:editing-cycles>1</meta:editing-cycles>
    <meta:document-statistic meta:table-count="0" meta:image-count="0" meta:object-count="0" meta:page-count="4" meta:paragraph-count="81" meta:word-count="1025" meta:character-count="5502" meta:non-whitespace-character-count="4477"/>
    <meta:generator>LibreOffice/6.0.3.2$Linux_X86_64 LibreOffice_project/00m0$Build-2</meta:generator>
  </office:meta>
</office:document-meta>
</file>